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189" officeooo:paragraph-rsid="00059189"/>
    </style:style>
    <style:style style:name="P2" style:family="paragraph" style:parent-style-name="Standard">
      <style:text-properties officeooo:paragraph-rsid="0010038e"/>
    </style:style>
    <style:style style:name="P3" style:family="paragraph" style:parent-style-name="Standard">
      <style:text-properties officeooo:paragraph-rsid="0010965b"/>
    </style:style>
    <style:style style:name="P4" style:family="paragraph" style:parent-style-name="Standard">
      <style:text-properties officeooo:rsid="0018e445" officeooo:paragraph-rsid="0018e445"/>
    </style:style>
    <style:style style:name="P5" style:family="paragraph" style:parent-style-name="Standard">
      <style:text-properties officeooo:paragraph-rsid="00059189"/>
    </style:style>
    <style:style style:name="P6" style:family="paragraph" style:parent-style-name="Standard">
      <style:text-properties officeooo:rsid="001f7fc7" officeooo:paragraph-rsid="001f7fc7"/>
    </style:style>
    <style:style style:name="P7" style:family="paragraph" style:parent-style-name="Standard">
      <style:text-properties officeooo:rsid="0023d273" officeooo:paragraph-rsid="0023d273"/>
    </style:style>
    <style:style style:name="P8" style:family="paragraph" style:parent-style-name="Standard">
      <style:text-properties officeooo:rsid="00278a9a" officeooo:paragraph-rsid="00278a9a"/>
    </style:style>
    <style:style style:name="P9" style:family="paragraph" style:parent-style-name="Standard">
      <style:text-properties officeooo:paragraph-rsid="0010038e"/>
    </style:style>
    <style:style style:name="P10" style:family="paragraph" style:parent-style-name="Standard">
      <style:text-properties officeooo:rsid="0018e445" officeooo:paragraph-rsid="0018e445"/>
    </style:style>
    <style:style style:name="P11" style:family="paragraph" style:parent-style-name="Standard">
      <style:text-properties officeooo:rsid="002cd11e" officeooo:paragraph-rsid="002cd11e"/>
    </style:style>
    <style:style style:name="P12" style:family="paragraph" style:parent-style-name="Standard">
      <style:text-properties officeooo:rsid="00327c23" officeooo:paragraph-rsid="00327c23"/>
    </style:style>
    <style:style style:name="P13" style:family="paragraph" style:parent-style-name="Standard">
      <style:text-properties officeooo:paragraph-rsid="00327c23"/>
    </style:style>
    <style:style style:name="P14" style:family="paragraph" style:parent-style-name="Table_20_Contents">
      <style:text-properties officeooo:rsid="00278a9a" officeooo:paragraph-rsid="00278a9a"/>
    </style:style>
    <style:style style:name="T1" style:family="text">
      <style:text-properties officeooo:rsid="00058c4b"/>
    </style:style>
    <style:style style:name="T2" style:family="text">
      <style:text-properties officeooo:rsid="0006ac36"/>
    </style:style>
    <style:style style:name="T3" style:family="text">
      <style:text-properties officeooo:rsid="000a2a71"/>
    </style:style>
    <style:style style:name="T4" style:family="text">
      <style:text-properties officeooo:rsid="000eb429"/>
    </style:style>
    <style:style style:name="T5" style:family="text">
      <style:text-properties officeooo:rsid="0010038e"/>
    </style:style>
    <style:style style:name="T6" style:family="text">
      <style:text-properties officeooo:rsid="00105f97"/>
    </style:style>
    <style:style style:name="T7" style:family="text">
      <style:text-properties officeooo:rsid="0019f5ce"/>
    </style:style>
    <style:style style:name="T8" style:family="text">
      <style:text-properties officeooo:rsid="0020f37f"/>
    </style:style>
    <style:style style:name="T9" style:family="text">
      <style:text-properties officeooo:rsid="002336ee"/>
    </style:style>
    <style:style style:name="T10" style:family="text">
      <style:text-properties officeooo:rsid="0024bb57"/>
    </style:style>
    <style:style style:name="T11" style:family="text">
      <style:text-properties officeooo:rsid="002657b7"/>
    </style:style>
    <style:style style:name="T12" style:family="text">
      <style:text-properties officeooo:rsid="00279c56"/>
    </style:style>
    <style:style style:name="T13" style:family="text">
      <style:text-properties officeooo:rsid="002e9326"/>
    </style:style>
    <style:style style:name="T14" style:family="text">
      <style:text-properties officeooo:rsid="00314171"/>
    </style:style>
    <style:style style:name="T15" style:family="text">
      <style:text-properties officeooo:rsid="00327c23"/>
    </style:style>
    <style:style style:name="T16" style:family="text">
      <style:text-properties officeooo:rsid="0034ebbd"/>
    </style:style>
    <style:style style:name="T17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1) </text:span>Learning ‘Like threshold’ for each user based on user's movie ratings</text:p>
      <text:p text:style-name="Standard">- <text:span text:style-name="T1">It can be then predicted whether user liked the movie or not.</text:span></text:p>
      <text:p text:style-name="P2">- <text:span text:style-name="T5">Or how much did user like particular movie or how much a user disliked the movie by correlating user’s rating for new movie with user’s ‘Like Threshold’</text:span></text:p>
      <text:p text:style-name="P3">- <text:span text:style-name="T6">e.g. In the ratings system of 0-5, User X has like threshold of 3.5; i.e. &gt;=3.5 is Like and &lt; 3.5 represents a dislike.</text:span></text:p>
      <text:p text:style-name="P2"><text:tab/></text:p>
      <text:p text:style-name="P2"/>
      <text:p text:style-name="P4">Weight consideration for Like or Dislike based on rating for ratings between 0-5:</text:p>
      <text:p text:style-name="P4">- e.g. <text:span text:style-name="T7">1) </text:span>Rating <text:span text:style-name="T7">is 2.3</text:span></text:p>
      <text:p text:style-name="P4"><text:tab/><text:span text:style-name="T7">2.3/5 = 0.46</text:span></text:p>
      <text:p text:style-name="P4"/>
      <text:p text:style-name="P4"><text:tab/><text:span text:style-name="T7">As 2.3 &lt; 2.5, its a Dislike:</text:span></text:p>
      <text:p text:style-name="P4"><text:tab/><text:span text:style-name="T7">Therefore to weight of the Dislike can be estimated as:</text:span></text:p>
      <text:p text:style-name="P4"><text:tab/><text:span text:style-name="T7">1 – (2.3/5) = 1 – 0.46 = 0.54</text:span></text:p>
      <text:p text:style-name="P2"/>
      <text:p text:style-name="Standard"/>
      <text:p text:style-name="P1"><text:span text:style-name="T4">2) </text:span>Learning user’s like percentage or <text:span text:style-name="T2">preferred amount of </text:span>upper and lower thresholds for particular genre <text:span text:style-name="T2">based on their ratings for other movies.</text:span></text:p>
      <text:p text:style-name="P1">-<text:tab/><text:span text:style-name="T3">If we have information related to how much does particular genre contributes to the entire movie, like action contributes 60% of movie, romance contributes 10% of movie etc., then these percentage values can be used as weights in regression &amp; also while retrieving k - most similar movies.</text:span></text:p>
      <text:p text:style-name="P1"/>
      <text:p text:style-name="P5"/>
      <text:p text:style-name="P6">3) Learn user’s min and max threshold for each tag in tag genome.</text:p>
      <text:p text:style-name="P6"/>
      <text:p text:style-name="P6">- Further, for each movie, determine the tag genomes that <text:span text:style-name="T8">majorly contributes to the movie.</text:span></text:p>
      <text:p text:style-name="P6">-- </text:p>
      <text:p text:style-name="P6">- <text:span text:style-name="T9">Or map tag genomes to the genres and determine contribution of each genre to the movie in terms of percentage or fraction.</text:span></text:p>
      <text:p text:style-name="P7">e.g. Tag Genomes: fire, fight or some other related genomes may classify under genre ‘action’.</text:p>
      <text:p text:style-name="P7">So fraction for action would be the aggregate of all mapped genome tags under it.</text:p>
      <text:p text:style-name="P7"/>
      <text:p text:style-name="P7">- <text:span text:style-name="T10">Further, maintain subprofile for each user comprising of unique combination of genre’s per movie, and then learn min &amp; max thresholds for each sub-profile.</text:span></text:p>
      <text:p text:style-name="P7">-- <text:span text:style-name="T11">e.g. Movie m1 comprises of genres G1, G2 &amp; G3. So G1, G2 &amp; G3 will make one sub-profile.</text:span></text:p>
      <text:p text:style-name="P7"/>
      <text:p text:style-name="P8">Subprofile1</text:p>
      <text:p text:style-name="P8">G1, G2, G3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4">SubProfile 1</text:p>
          </table:table-cell>
          <table:table-cell table:style-name="Table1.C1" office:value-type="string">
            <text:p text:style-name="P14">Subprofile 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4">Set[G1, G2, G3]</text:p>
          </table:table-cell>
          <table:table-cell table:style-name="Table1.C2" office:value-type="string">
            <text:p text:style-name="P14">Set[G2, G5, G7, G1]</text:p>
          </table:table-cell>
        </table:table-row>
        <table:table-row>
          <table:table-cell table:style-name="Table1.A2" office:value-type="string">
            <text:p text:style-name="P14">U1</text:p>
          </table:table-cell>
          <table:table-cell table:style-name="Table1.A2" office:value-type="string">
            <text:p text:style-name="P14">Min-set[10%, 20%, 15%]<text:line-break/>max-set[<text:span text:style-name="T12">25%, 30%, 40%</text:span>]</text:p>
          </table:table-cell>
          <table:table-cell table:style-name="Table1.C2" office:value-type="string">
            <text:p text:style-name="P14">...</text:p>
          </table:table-cell>
        </table:table-row>
        <table:table-row>
          <table:table-cell table:style-name="Table1.A2" office:value-type="string">
            <text:p text:style-name="P14">U2</text:p>
          </table:table-cell>
          <table:table-cell table:style-name="Table1.A2" office:value-type="string">
            <text:p text:style-name="P14">...</text:p>
          </table:table-cell>
          <table:table-cell table:style-name="Table1.C2" office:value-type="string">
            <text:p text:style-name="P14">...</text:p>
          </table:table-cell>
        </table:table-row>
      </table:table>
      <text:p text:style-name="P8"><text:tab/></text:p>
      <text:p text:style-name="P11">4) Sub Profile Aware Serendipity: <text:span text:style-name="T13">(with diversity using Mesut’s method – if possible):</text:span></text:p>
      <text:p text:style-name="P11">- <text:span text:style-name="T14">TODO : Differentiate between your above proposed subprofile Mesut’s sub-profile.</text:span></text:p>
      <text:p text:style-name="P11"/>
      <text:p text:style-name="P11">*<text:span text:style-name="T15">) TODO</text:span></text:p>
      <text:p text:style-name="P12">Recent Serendipity methods and future works.</text:p>
      <text:p text:style-name="P13"><text:soft-page-break/><text:span text:style-name="T15">*) If possible, try to improve Mesut’s diversification using Serendipity based on conclusions from paper “</text:span><text:span text:style-name="T17">How does serendipity affect diversity in recommender systems? A serendipity-oriented greedy algorithm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9:35:10.204375537</meta:creation-date>
    <dc:date>2019-02-05T21:37:53.992850575</dc:date>
    <meta:editing-duration>PT2H54M53S</meta:editing-duration>
    <meta:editing-cycles>35</meta:editing-cycles>
    <meta:generator>LibreOffice/6.0.7.3$Linux_X86_64 LibreOffice_project/00m0$Build-3</meta:generator>
    <meta:document-statistic meta:table-count="1" meta:image-count="0" meta:object-count="0" meta:page-count="2" meta:paragraph-count="39" meta:word-count="407" meta:character-count="2351" meta:non-whitespace-character-count="1971"/>
  </office:meta>
</office:document-meta>
</file>